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 você está procurando exemplos de benefícios em forma de presentes para incentivar o uso do aplicativo de localização de pontos de recarga de carros elétricos, aqui estão algumas ideias:<text:line-break/><text:line-break/>1. Créditos de carregamento gratuito: Os usuários podem receber créditos de carregamento gratuitos como um presente por usar o aplicativo. Isso lhes dá a oportunidade de recarregar seus veículos sem nenhum custo adicional.<text:line-break/><text:line-break/>2. Descontos em parceiros locais: O aplicativo pode estabelecer parcerias com empresas locais, como restaurantes, cafeterias ou lojas, para oferecer descontos especiais aos usuários. Por exemplo, os usuários podem receber um cupom de desconto para uma refeição ou um café ao utilizar o aplicativo.<text:line-break/><text:line-break/>3. Programa de fidelidade: Um programa de fidelidade pode ser implementado, no qual os usuários acumulam pontos sempre que usam o aplicativo para encontrar e utilizar pontos de recarga. Esses pontos podem ser trocados por brindes exclusivos, como produtos relacionados a veículos elétricos ou descontos em serviços relacionados.<text:line-break/><text:line-break/>4. Acesso a eventos exclusivos: Os usuários do aplicativo podem ser convidados para eventos exclusivos relacionados a veículos elétricos e mobilidade sustentável, como feiras, exposições ou lançamentos de novos modelos de carros elétricos. Esses eventos oferecem a oportunidade de interagir com outros entusiastas e obter informações privilegiadas sobre o setor.<text:line-break/><text:line-break/>5. Ofertas especiais em serviços de recarga rápida: Caso o aplicativo possua integração com serviços de recarga rápida, os usuários podem receber ofertas especiais, como descontos ou taxas reduzidas, ao utilizar esses serviços por meio do aplicativo.<text:line-break/><text:line-break/>6. Sorteios e concursos: O aplicativo pode promover sorteios ou concursos periódicos, nos quais os usuários têm a chance de ganhar prêmios emocionantes, como acessórios para veículos elétricos, carregadores portáteis ou até mesmo experiências de viagem relacionadas a mobilidade sustentável.<text:line-break/><text:line-break/>É importante destacar que os benefícios em forma de presentes devem ser relevantes para os usuários e alinhados com o contexto de veículos elétricos e sustentabilidade. Eles devem servir como incentivos para encorajar o uso do aplicativo e promover uma maior adoção de veículos elétric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4T16:34:12.069000000</meta:creation-date>
    <dc:date>2023-06-24T16:42:23.949000000</dc:date>
    <meta:editing-duration>PT8M15S</meta:editing-duration>
    <meta:editing-cycles>1</meta:editing-cycles>
    <meta:document-statistic meta:table-count="0" meta:image-count="0" meta:object-count="0" meta:page-count="1" meta:paragraph-count="1" meta:word-count="327" meta:character-count="2240" meta:non-whitespace-character-count="1907"/>
    <meta:generator>LibreOffice/7.4.2.3$Windows_X86_64 LibreOffice_project/382eef1f22670f7f4118c8c2dd222ec7ad009daf</meta:generator>
  </office:meta>
</office:document-meta>
</file>